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de5353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83283f" officeooo:paragraph-rsid="0083283f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848f14" officeooo:paragraph-rsid="00848f14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84b1c0" officeooo:paragraph-rsid="0084b1c0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9dc5db" officeooo:paragraph-rsid="009dc5db" style:font-name-asian="Georgia1" style:font-name-complex="Georgia1"/>
    </style:style>
    <style:style style:name="P1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dc5db" officeooo:paragraph-rsid="00cd8209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rsid="00a27b5c" officeooo:paragraph-rsid="00a27b5c" style:font-name-asian="Georgia1" style:font-name-complex="Georgia1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27b5c" officeooo:paragraph-rsid="00a379f8" style:font-name-asian="Georgia1" style:font-name-complex="Georgia1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27b5c" officeooo:paragraph-rsid="00de5353" style:font-name-asian="Georgia1" style:font-name-complex="Georgia1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b8ef4" officeooo:paragraph-rsid="00d0cdfa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9f9e74" officeooo:paragraph-rsid="00cd8209" style:font-name-asian="Georgia1" style:font-name-complex="Georgia1"/>
    </style:style>
    <style:style style:name="P2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af150d" officeooo:paragraph-rsid="00af150d" style:font-name-asian="Georgia1" style:font-name-complex="Georgia1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b8711c" officeooo:paragraph-rsid="00d20ca5" style:font-name-asian="Georgia1" style:font-name-complex="Georgia1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bc0705" officeooo:paragraph-rsid="00d20ca5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rsid="00c523f5" officeooo:paragraph-rsid="00c523f5" style:font-name-asian="Georgia1" style:font-name-complex="Georgia1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523f5" officeooo:paragraph-rsid="00d20ca5" style:font-name-asian="Georgia1" style:font-name-complex="Georgia1"/>
    </style:style>
    <style:style style:name="P2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6d5fb" officeooo:paragraph-rsid="00d20ca5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c7b74e" officeooo:paragraph-rsid="00c7b74e" style:font-name-asian="Georgia1" style:font-name-complex="Georgia1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7b74e" officeooo:paragraph-rsid="00c7b74e" style:font-name-asian="Georgia1" style:font-name-complex="Georgia1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7b74e" officeooo:paragraph-rsid="00d20ca5" style:font-name-asian="Georgia1" style:font-name-complex="Georgia1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7b74e" officeooo:paragraph-rsid="00de5353" style:font-name-asian="Georgia1" style:font-name-complex="Georgia1"/>
    </style:style>
    <style:style style:name="P3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c7b74e" officeooo:paragraph-rsid="00de6410" style:font-name-asian="Georgia1" style:font-name-complex="Georgia1"/>
    </style:style>
    <style:style style:name="P34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Georgia" officeooo:paragraph-rsid="00c3fb3c" style:font-name-asian="Georgia1" style:font-name-complex="Georgia1"/>
    </style:style>
    <style:style style:name="P3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cc98cf" officeooo:paragraph-rsid="00cc98cf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d20ca5" officeooo:paragraph-rsid="00d20ca5" style:font-name-asian="Georgia1" style:font-name-complex="Georgia1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dd58a8" officeooo:paragraph-rsid="00dd58a8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848f14" officeooo:paragraph-rsid="0084b1c0" fo:background-color="#ffff00" style:font-name-asian="Georgia1" style:font-name-complex="Georgia1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officeooo:paragraph-rsid="004ca859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fo:text-align="start" style:justify-single-word="false"/>
      <style:text-properties officeooo:paragraph-rsid="004ca859"/>
    </style:style>
    <style:style style:name="P4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4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48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49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5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3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27a57" officeooo:paragraph-rsid="00c27a57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ab8ef4" officeooo:paragraph-rsid="00ab8ef4"/>
    </style:style>
    <style:style style:name="P5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ab8ef4" officeooo:paragraph-rsid="00d0cdfa"/>
    </style:style>
    <style:style style:name="P5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rsid="00ab8ef4" officeooo:paragraph-rsid="00d0cdfa"/>
    </style:style>
    <style:style style:name="P57" style:family="paragraph" style:parent-style-name="Standard">
      <style:text-properties fo:font-weight="normal" officeooo:rsid="004455be" officeooo:paragraph-rsid="00abce7e" style:font-weight-asian="normal" style:font-weight-complex="normal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font-weight="normal" officeooo:rsid="004455be" officeooo:paragraph-rsid="00d0f35e" style:font-weight-asian="normal" style:font-weight-complex="normal"/>
    </style:style>
    <style:style style:name="P5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b0f8cd" officeooo:paragraph-rsid="00d0cdfa"/>
    </style:style>
    <style:style style:name="P60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e2329b"/>
    </style:style>
    <style:style style:name="P61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e2329b"/>
    </style:style>
    <style:style style:name="P62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f11d77"/>
    </style:style>
    <style:style style:name="P63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f11d77"/>
    </style:style>
    <style:style style:name="P64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c3fb3c"/>
    </style:style>
    <style:style style:name="P6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d9b8f3"/>
    </style:style>
    <style:style style:name="P66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9b8f3"/>
    </style:style>
    <style:style style:name="P67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e5353"/>
    </style:style>
    <style:style style:name="P68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e1a6e6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0" style:family="paragraph" style:parent-style-name="Standard">
      <loext:graphic-properties draw:fill="none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e1a6e6" officeooo:paragraph-rsid="00e1a6e6"/>
    </style:style>
    <style:style style:name="P72" style:family="paragraph" style:parent-style-name="Contents_20_Heading" style:master-page-name="Standard">
      <style:paragraph-properties style:page-number="1" fo:break-before="page"/>
    </style:style>
    <style:style style:name="P7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a40b0" officeooo:paragraph-rsid="007a40b0"/>
    </style:style>
    <style:style style:name="P7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d9b07" officeooo:paragraph-rsid="007d9b07"/>
    </style:style>
    <style:style style:name="P7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font-weight="bold" officeooo:rsid="007a40b0" officeooo:paragraph-rsid="007a40b0" style:font-weight-asian="bold" style:font-weight-complex="bold"/>
    </style:style>
    <style:style style:name="P7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7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7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bc884" officeooo:paragraph-rsid="007bc884"/>
    </style:style>
    <style:style style:name="P7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c27a57" officeooo:paragraph-rsid="00c27a57"/>
    </style:style>
    <style:style style:name="P8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f70e4" officeooo:paragraph-rsid="007f70e4"/>
    </style:style>
    <style:style style:name="P8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2" style:family="paragraph" style:parent-style-name="Standard" style:list-style-name="L8">
      <style:paragraph-properties fo:text-align="justify" style:justify-single-word="false"/>
      <style:text-properties style:font-name="Georgia" officeooo:paragraph-rsid="008f5daf" style:font-name-asian="Georgia1" style:font-name-complex="Georgia1"/>
    </style:style>
    <style:style style:name="P83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8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5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86" style:family="paragraph" style:parent-style-name="Standard" style:list-style-name="L5">
      <style:paragraph-properties fo:text-align="justify" style:justify-single-word="false"/>
      <style:text-properties style:font-name="Georgia" officeooo:rsid="00877e2f" officeooo:paragraph-rsid="00877e2f" style:font-name-asian="Georgia1" style:font-name-complex="Georgia1"/>
    </style:style>
    <style:style style:name="P87" style:family="paragraph" style:parent-style-name="Standard" style:list-style-name="L5">
      <style:paragraph-properties fo:text-align="justify" style:justify-single-word="false"/>
      <style:text-properties style:font-name="Georgia" officeooo:rsid="009373e5" officeooo:paragraph-rsid="009373e5" style:font-name-asian="Georgia1" style:font-name-complex="Georgia1"/>
    </style:style>
    <style:style style:name="P88" style:family="paragraph" style:parent-style-name="Standard" style:list-style-name="L5">
      <style:paragraph-properties fo:text-align="justify" style:justify-single-word="false"/>
      <style:text-properties style:font-name="Georgia" officeooo:rsid="0088e3be" officeooo:paragraph-rsid="008d5aef" style:font-name-asian="Georgia1" style:font-name-complex="Georgia1"/>
    </style:style>
    <style:style style:name="P89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918c28" style:font-name-asian="Georgia1" style:font-name-complex="Georgia1"/>
    </style:style>
    <style:style style:name="P90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88e3be" style:font-name-asian="Georgia1" style:font-name-complex="Georgia1"/>
    </style:style>
    <style:style style:name="P91" style:family="paragraph" style:parent-style-name="Standard" style:list-style-name="L6">
      <style:paragraph-properties fo:text-align="justify" style:justify-single-word="false"/>
      <style:text-properties style:font-name="Georgia" officeooo:rsid="0085923c" officeooo:paragraph-rsid="0085923c" style:font-name-asian="Georgia1" style:font-name-complex="Georgia1"/>
    </style:style>
    <style:style style:name="P92" style:family="paragraph" style:parent-style-name="Standard" style:list-style-name="L7">
      <style:paragraph-properties fo:text-align="justify" style:justify-single-word="false"/>
      <style:text-properties style:font-name="Georgia" officeooo:rsid="00cb338a" officeooo:paragraph-rsid="00cb338a" style:font-name-asian="Georgia1" style:font-name-complex="Georgia1"/>
    </style:style>
    <style:style style:name="P93" style:family="paragraph" style:parent-style-name="Standard" style:list-style-name="L8">
      <style:paragraph-properties fo:text-align="justify" style:justify-single-word="false"/>
      <style:text-properties style:font-name="Georgia" officeooo:rsid="00ebd92f" officeooo:paragraph-rsid="00ebd92f" style:font-name-asian="Georgia1" style:font-name-complex="Georgia1"/>
    </style:style>
    <style:style style:name="P94" style:family="paragraph" style:parent-style-name="Standard" style:list-style-name="L4">
      <style:paragraph-properties fo:text-align="justify" style:justify-single-word="false"/>
      <style:text-properties style:font-name="Georgia" officeooo:rsid="00cb338a" officeooo:paragraph-rsid="00cb338a" fo:background-color="transparent" style:font-name-asian="Georgia1" style:font-name-complex="Georgia1"/>
    </style:style>
    <style:style style:name="P95" style:family="paragraph" style:parent-style-name="Standard" style:master-page-name="First_20_Page">
      <style:paragraph-properties fo:text-align="center" style:justify-single-word="false" style:page-number="auto"/>
    </style:style>
    <style:style style:name="P96" style:family="paragraph" style:parent-style-name="Standard">
      <style:paragraph-properties fo:text-align="justify" style:justify-single-word="false"/>
    </style:style>
    <style:style style:name="P97" style:family="paragraph" style:parent-style-name="Title">
      <style:text-properties fo:font-size="32pt" officeooo:paragraph-rsid="001dc34f" style:font-size-asian="32pt" style:font-size-complex="32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73fc07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9dc5db" style:font-name-asian="Georgia1" style:font-name-complex="Georgia1"/>
    </style:style>
    <style:style style:name="T7" style:family="text">
      <style:text-properties style:font-name="Georgia" officeooo:rsid="00d9b8f3" style:font-name-asian="Georgia1" style:font-name-complex="Georgia1"/>
    </style:style>
    <style:style style:name="T8" style:family="text">
      <style:text-properties style:font-name="Georgia" officeooo:rsid="00d9dc3f" style:font-name-asian="Georgia1" style:font-name-complex="Georgia1"/>
    </style:style>
    <style:style style:name="T9" style:family="text">
      <style:text-properties style:font-name="Georgia" officeooo:rsid="00e1a6e6" style:font-name-asian="Georgia1" style:font-name-complex="Georgia1"/>
    </style:style>
    <style:style style:name="T10" style:family="text">
      <style:text-properties style:font-name="Georgia" officeooo:rsid="00e20fb2" style:font-name-asian="Georgia1" style:font-name-complex="Georgia1"/>
    </style:style>
    <style:style style:name="T11" style:family="text">
      <style:text-properties style:font-name="Georgia" officeooo:rsid="003454c2" fo:background-color="transparent" loext:char-shading-value="0" style:font-name-asian="Georgia1" style:font-name-complex="Georgia1"/>
    </style:style>
    <style:style style:name="T12" style:family="text">
      <style:text-properties officeooo:rsid="00e6f057"/>
    </style:style>
    <style:style style:name="T13" style:family="text">
      <style:text-properties officeooo:rsid="0033e01d"/>
    </style:style>
    <style:style style:name="T14" style:family="text">
      <style:text-properties officeooo:rsid="0073fc07"/>
    </style:style>
    <style:style style:name="T15" style:family="text">
      <style:text-properties officeooo:rsid="0076a85c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795870"/>
    </style:style>
    <style:style style:name="T19" style:family="text">
      <style:text-properties officeooo:rsid="002ef8d0"/>
    </style:style>
    <style:style style:name="T20" style:family="text">
      <style:text-properties officeooo:rsid="0073d874"/>
    </style:style>
    <style:style style:name="T21" style:family="text">
      <style:text-properties officeooo:rsid="00848f14"/>
    </style:style>
    <style:style style:name="T22" style:family="text">
      <style:text-properties officeooo:rsid="0097237f"/>
    </style:style>
    <style:style style:name="T23" style:family="text">
      <style:text-properties officeooo:rsid="00978ff1"/>
    </style:style>
    <style:style style:name="T24" style:family="text">
      <style:text-properties officeooo:rsid="0088275d"/>
    </style:style>
    <style:style style:name="T25" style:family="text">
      <style:text-properties officeooo:rsid="0085ea1c"/>
    </style:style>
    <style:style style:name="T26" style:family="text">
      <style:text-properties officeooo:rsid="008cd0bf"/>
    </style:style>
    <style:style style:name="T27" style:family="text">
      <style:text-properties officeooo:rsid="008efc04"/>
    </style:style>
    <style:style style:name="T28" style:family="text">
      <style:text-properties officeooo:rsid="00918c28"/>
    </style:style>
    <style:style style:name="T29" style:family="text">
      <style:text-properties officeooo:rsid="00a96595"/>
    </style:style>
    <style:style style:name="T30" style:family="text">
      <style:text-properties officeooo:rsid="0094e0ea"/>
    </style:style>
    <style:style style:name="T31" style:family="text">
      <style:text-properties officeooo:rsid="00996abe"/>
    </style:style>
    <style:style style:name="T32" style:family="text">
      <style:text-properties officeooo:rsid="009c9a71"/>
    </style:style>
    <style:style style:name="T33" style:family="text">
      <style:text-properties officeooo:rsid="009b1968"/>
    </style:style>
    <style:style style:name="T34" style:family="text">
      <style:text-properties officeooo:rsid="00a19386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379f8" style:font-weight-asian="bold" style:font-weight-complex="bold"/>
    </style:style>
    <style:style style:name="T37" style:family="text">
      <style:text-properties fo:font-weight="bold" officeooo:rsid="00ddbd51" style:font-weight-asian="bold" style:font-weight-complex="bold"/>
    </style:style>
    <style:style style:name="T38" style:family="text">
      <style:text-properties fo:font-weight="bold" officeooo:rsid="00e0c860" style:font-weight-asian="bold" style:font-weight-complex="bold"/>
    </style:style>
    <style:style style:name="T39" style:family="text">
      <style:text-properties fo:font-weight="bold" officeooo:rsid="00df1e71" style:font-weight-asian="bold" style:font-weight-complex="bold"/>
    </style:style>
    <style:style style:name="T40" style:family="text">
      <style:text-properties officeooo:rsid="00a99754"/>
    </style:style>
    <style:style style:name="T41" style:family="text">
      <style:text-properties officeooo:rsid="00abce7e"/>
    </style:style>
    <style:style style:name="T42" style:family="text">
      <style:text-properties officeooo:rsid="00ac95d7"/>
    </style:style>
    <style:style style:name="T43" style:family="text">
      <style:text-properties officeooo:rsid="00ad7908"/>
    </style:style>
    <style:style style:name="T44" style:family="text">
      <style:text-properties officeooo:rsid="00ad9ba3"/>
    </style:style>
    <style:style style:name="T45" style:family="text">
      <style:text-properties officeooo:rsid="00b23aac"/>
    </style:style>
    <style:style style:name="T46" style:family="text">
      <style:text-properties officeooo:rsid="00b37024"/>
    </style:style>
    <style:style style:name="T47" style:family="text">
      <style:text-properties officeooo:rsid="00b41722"/>
    </style:style>
    <style:style style:name="T48" style:family="text">
      <style:text-properties officeooo:rsid="00b54a41"/>
    </style:style>
    <style:style style:name="T49" style:family="text">
      <style:text-properties officeooo:rsid="00b569fa"/>
    </style:style>
    <style:style style:name="T50" style:family="text">
      <style:text-properties officeooo:rsid="00b65661"/>
    </style:style>
    <style:style style:name="T51" style:family="text">
      <style:text-properties officeooo:rsid="00b77e58"/>
    </style:style>
    <style:style style:name="T52" style:family="text">
      <style:text-properties officeooo:rsid="00bd5f68"/>
    </style:style>
    <style:style style:name="T53" style:family="text">
      <style:text-properties officeooo:rsid="00bf3372"/>
    </style:style>
    <style:style style:name="T54" style:family="text">
      <style:text-properties officeooo:rsid="00c0e363"/>
    </style:style>
    <style:style style:name="T55" style:family="text">
      <style:text-properties officeooo:rsid="00c27a57"/>
    </style:style>
    <style:style style:name="T56" style:family="text">
      <style:text-properties officeooo:rsid="00c42d17"/>
    </style:style>
    <style:style style:name="T57" style:family="text">
      <style:text-properties officeooo:rsid="00c7b74e"/>
    </style:style>
    <style:style style:name="T58" style:family="text">
      <style:text-properties officeooo:rsid="00ccc64b"/>
    </style:style>
    <style:style style:name="T59" style:family="text">
      <style:text-properties officeooo:rsid="009dc5db"/>
    </style:style>
    <style:style style:name="T60" style:family="text">
      <style:text-properties style:font-name="Georgia2"/>
    </style:style>
    <style:style style:name="T61" style:family="text">
      <style:text-properties style:font-name="Georgia2" officeooo:rsid="00cdf350"/>
    </style:style>
    <style:style style:name="T62" style:family="text">
      <style:text-properties officeooo:rsid="00cfafd7"/>
    </style:style>
    <style:style style:name="T63" style:family="text">
      <style:text-properties officeooo:rsid="00d0f35e"/>
    </style:style>
    <style:style style:name="T64" style:family="text">
      <style:text-properties officeooo:rsid="00d20ca5"/>
    </style:style>
    <style:style style:name="T65" style:family="text">
      <style:text-properties officeooo:rsid="00d322ab"/>
    </style:style>
    <style:style style:name="T66" style:family="text">
      <style:text-properties officeooo:rsid="00d3ce89"/>
    </style:style>
    <style:style style:name="T67" style:family="text">
      <style:text-properties officeooo:rsid="00d4a082"/>
    </style:style>
    <style:style style:name="T68" style:family="text">
      <style:text-properties officeooo:rsid="00d594f9"/>
    </style:style>
    <style:style style:name="T69" style:family="text">
      <style:text-properties officeooo:rsid="00d59f41"/>
    </style:style>
    <style:style style:name="T70" style:family="text">
      <style:text-properties officeooo:rsid="00d70259"/>
    </style:style>
    <style:style style:name="T71" style:family="text">
      <style:text-properties officeooo:rsid="00d7c1f5"/>
    </style:style>
    <style:style style:name="T72" style:family="text">
      <style:text-properties officeooo:rsid="00d8580a"/>
    </style:style>
    <style:style style:name="T73" style:family="text">
      <style:text-properties officeooo:rsid="00d9b8f3"/>
    </style:style>
    <style:style style:name="T74" style:family="text">
      <style:text-properties officeooo:rsid="00d9dc3f"/>
    </style:style>
    <style:style style:name="T75" style:family="text">
      <style:text-properties officeooo:rsid="00da7f73"/>
    </style:style>
    <style:style style:name="T76" style:family="text">
      <style:text-properties officeooo:rsid="00db5a72"/>
    </style:style>
    <style:style style:name="T77" style:family="text">
      <style:text-properties officeooo:rsid="00dbcb17"/>
    </style:style>
    <style:style style:name="T78" style:family="text">
      <style:text-properties officeooo:rsid="00dd58a8"/>
    </style:style>
    <style:style style:name="T79" style:family="text">
      <style:text-properties officeooo:rsid="00de5353"/>
    </style:style>
    <style:style style:name="T80" style:family="text">
      <style:text-properties officeooo:rsid="00de6410"/>
    </style:style>
    <style:style style:name="T81" style:family="text">
      <style:text-properties officeooo:rsid="00e230e2"/>
    </style:style>
    <style:style style:name="T82" style:family="text">
      <style:text-properties officeooo:rsid="00e2329b"/>
    </style:style>
    <style:style style:name="T83" style:family="text">
      <style:text-properties officeooo:rsid="00e28075"/>
    </style:style>
    <style:style style:name="T84" style:family="text">
      <style:text-properties officeooo:rsid="00e5df27"/>
    </style:style>
    <style:style style:name="T85" style:family="text">
      <style:text-properties officeooo:rsid="00e8d698"/>
    </style:style>
    <style:style style:name="T86" style:family="text">
      <style:text-properties officeooo:rsid="009dff74"/>
    </style:style>
    <style:style style:name="T87" style:family="text">
      <style:text-properties officeooo:rsid="00ea3d79"/>
    </style:style>
    <style:style style:name="T88" style:family="text">
      <style:text-properties officeooo:rsid="00eb0e79"/>
    </style:style>
    <style:style style:name="T89" style:family="text">
      <style:text-properties officeooo:rsid="00ebd92f"/>
    </style:style>
    <style:style style:name="T90" style:family="text">
      <style:text-properties loext:padding="0cm" loext:border="none"/>
    </style:style>
    <style:style style:name="T91" style:family="text">
      <style:text-properties officeooo:rsid="00f04736"/>
    </style:style>
    <style:style style:name="T92" style:family="text">
      <style:text-properties officeooo:rsid="00f16cf2"/>
    </style:style>
    <style:style style:name="T93" style:family="text">
      <style:text-properties officeooo:rsid="00f31979"/>
    </style:style>
    <style:style style:name="T94" style:family="text">
      <style:text-properties officeooo:rsid="00f4c974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7"><text:span text:style-name="T13">Compte-rendu de <text:line-break/>réunion – </text:span><text:span text:style-name="T94">Jalon 4 et</text:span><text:span text:style-name="T14"> a</text:span><text:span text:style-name="T13">vancement </text:span><text:span text:style-name="T14">du </text:span><text:span text:style-name="T15">projet </text:span></text:p>
      <text:p text:style-name="Standard"/>
      <text:p text:style-name="P43"><draw:frame draw:style-name="fr3" draw:name="image6.png" text:anchor-type="as-char" svg:y="-1.099cm" svg:width="10.601cm" svg:height="1.506cm" draw:z-index="18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44">🖋️ <text:span text:style-name="T1">Créateur : </text:span><text:span text:style-name="T3">Arthur</text:span><text:span text:style-name="T4"> </text:span><text:span text:style-name="T3">YANG</text:span><text:span text:style-name="T1"> – </text:span><text:bookmark text:name="docs-internal-guid-cd1a201f-7fff-c2ef-cfa8-3eecf8896335"/><text:span text:style-name="T11">Responsable Documentation &amp; Administratif</text:span><text:span text:style-name="T4"> </text:span></text:p>
      <text:p text:style-name="P44">📅 <text:span text:style-name="T1">Date de Création : </text:span><text:span text:style-name="T3">30</text:span><text:span text:style-name="T1">/</text:span><text:span text:style-name="T3">01</text:span><text:span text:style-name="T1">/</text:span><text:span text:style-name="T4">2025</text:span></text:p>
      <text:p text:style-name="P3"/>
      <text:p text:style-name="P38">Membres présents :</text:p>
      <text:section text:style-name="Sect2" text:name="Section1">
        <text:list text:style-name="L1">
          <text:list-item>
            <text:p text:style-name="P81">Loïs ALLAIRE<text:tab/><text:tab/>OUI</text:p>
          </text:list-item>
          <text:list-item>
            <text:p text:style-name="P81">Hugo CLAMOND<text:tab/>OUI</text:p>
          </text:list-item>
          <text:list-item>
            <text:p text:style-name="P81">Axel MOURILLON<text:tab/>NON</text:p>
          </text:list-item>
          <text:list-item>
            <text:p text:style-name="P81">Arthur YANG<text:tab/><text:tab/>OUI</text:p>
          </text:list-item>
        </text:list>
      </text:section>
      <text:p text:style-name="P44"/>
      <text:section text:style-name="Sect2" text:name="Section2">
        <text:p text:style-name="P45"><draw:frame draw:style-name="fr2" draw:name="Image2" text:anchor-type="as-char" svg:y="-0.728cm" svg:width="5.89cm" svg:height="1.669cm" draw:z-index="19"><draw:image xlink:href="Pictures/10000001000001F50000008E5E7BEE69BAE74E54.png" xlink:type="simple" xlink:show="embed" xlink:actuate="onLoad" draw:mime-type="image/png"/></draw:frame></text:p>
        <text:p text:style-name="P42"><draw:frame draw:style-name="fr1" draw:name="Image3" text:anchor-type="as-char" svg:y="-0.466cm" svg:width="6.246cm" svg:height="1.725cm" draw:z-index="20"><draw:image xlink:href="Pictures/10000001000002030000007F431994E204D99CAF.png" xlink:type="simple" xlink:show="embed" xlink:actuate="onLoad" draw:mime-type="image/png"/></draw:frame></text:p>
      </text:section>
      <text:p text:style-name="P4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72">Table des matières</text:p>
          </text:index-title>
          <text:p text:style-name="P51"><text:a xlink:type="simple" xlink:href="#__RefHeading___Toc395_377169772" text:style-name="Index_20_Link" text:visited-style-name="Index_20_Link">I. Jalon 4 (préparation)<text:tab/>2</text:a></text:p>
          <text:p text:style-name="P52"><text:a xlink:type="simple" xlink:href="#__RefHeading___Toc399_377169772" text:style-name="Index_20_Link" text:visited-style-name="Index_20_Link">A) À retenir<text:tab/>2</text:a></text:p>
          <text:p text:style-name="P52"><text:a xlink:type="simple" xlink:href="#__RefHeading___Toc399_377169772%20Copie%201" text:style-name="Index_20_Link" text:visited-style-name="Index_20_Link">B) Remarques<text:tab/>2</text:a></text:p>
          <text:p text:style-name="P51"><text:a xlink:type="simple" xlink:href="#__RefHeading___Toc395_377169772%20Copie%201" text:style-name="Index_20_Link" text:visited-style-name="Index_20_Link">II. Avancée du déploiement de l’infrastructure<text:tab/>3</text:a></text:p>
          <text:p text:style-name="P52"><text:a xlink:type="simple" xlink:href="#__RefHeading___Toc399_377169772%20Copie%204" text:style-name="Index_20_Link" text:visited-style-name="Index_20_Link">A) À retenir<text:tab/>3</text:a></text:p>
          <text:p text:style-name="P52"><text:a xlink:type="simple" xlink:href="#__RefHeading___Toc399_377169772%20Copie%201%20Copie%201" text:style-name="Index_20_Link" text:visited-style-name="Index_20_Link">B) Remarques<text:tab/>3</text:a></text:p>
          <text:p text:style-name="P52"><text:a xlink:type="simple" xlink:href="#__RefHeading___Toc399_377169772%20Copie%201%20Copie%201%20Copie%202" text:style-name="Index_20_Link" text:visited-style-name="Index_20_Link">C) Organisation<text:tab/>4</text:a></text:p>
          <text:p text:style-name="P51"><text:a xlink:type="simple" xlink:href="#__RefHeading___Toc395_377169772%20Copie%202" text:style-name="Index_20_Link" text:visited-style-name="Index_20_Link">III. Autres points pertinents (charte graphique, tâches juridiques, etc...)<text:tab/>5</text:a></text:p>
          <text:p text:style-name="P52"><text:a xlink:type="simple" xlink:href="#__RefHeading___Toc399_377169772%20Copie%204%20Copie%201" text:style-name="Index_20_Link" text:visited-style-name="Index_20_Link">A) À retenir<text:tab/>5</text:a></text:p>
          <text:p text:style-name="P52"><text:a xlink:type="simple" xlink:href="#__RefHeading___Toc399_377169772%20Copie%201%20Copie%201%20Copie%201" text:style-name="Index_20_Link" text:visited-style-name="Index_20_Link">B) Remarques<text:tab/>5</text:a></text:p>
          <text:p text:style-name="P51"><text:a xlink:type="simple" xlink:href="#__RefHeading___Toc395_377169772%20Copie%202%20Copie%202" text:style-name="Index_20_Link" text:visited-style-name="Index_20_Link">Prochaine réunion<text:tab/>6</text:a></text:p>
          <text:p text:style-name="P52"><text:a xlink:type="simple" xlink:href="#__RefHeading___Toc399_377169772%20Copie%202%20Copie%202" text:style-name="Index_20_Link" text:visited-style-name="Index_20_Link">Date<text:tab/>6</text:a></text:p>
          <text:p text:style-name="P52"><text:a xlink:type="simple" xlink:href="#__RefHeading___Toc552_377169772%20Copie%201%20Copie%202" text:style-name="Index_20_Link" text:visited-style-name="Index_20_Link">Ordre du jour<text:tab/>6</text:a></text:p>
          <text:p text:style-name="P52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4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31349198" text:style-name="L2">
        <text:list-item>
          <text:p text:style-name="P73"><text:bookmark-start text:name="__RefHeading___Toc395_377169772"/>Jalon 4 (préparation)<text:bookmark-end text:name="__RefHeading___Toc395_377169772"/></text:p>
        </text:list-item>
      </text:list>
      <text:p text:style-name="P4"/>
      <text:list xml:id="list520505754" text:style-name="L3">
        <text:list-item>
          <text:p text:style-name="P75"><text:bookmark-start text:name="__RefHeading___Toc399_377169772"/>À retenir<text:bookmark-end text:name="__RefHeading___Toc399_377169772"/></text:p>
        </text:list-item>
      </text:list>
      <text:p text:style-name="P4"/>
      <text:p text:style-name="P14">Script pas encore fini :</text:p>
      <text:p text:style-name="P17">• Plan qui ressemblerait à cela :</text:p>
      <text:p text:style-name="P15">I. Introduction</text:p>
      <text:p text:style-name="P15">II. Présentation globale de l’infrastructure</text:p>
      <text:p text:style-name="P15">III. Sécurisation et supervision (R5.Cyber.11)</text:p>
      <text:p text:style-name="P15">IV. Point technique et d’avancement</text:p>
      <text:p text:style-name="P15">V. Planning et organisation</text:p>
      <text:p text:style-name="P35">VI. Conclusion</text:p>
      <text:p text:style-name="P16"/>
      <text:p text:style-name="P22"><text:span text:style-name="T59">•</text:span> Le script est pas fini mais à déjà commencé à être écrit <text:span text:style-name="T34">(les 3 premières parties)</text:span>.</text:p>
      <text:p text:style-name="P22"><text:span text:style-name="T59">•</text:span> Ce script se distingue de ceux rédigés pour les oraux précédents, car il ne s'agit pas uniquement d'un texte à réciter mot pour mot. Il sert plutôt de guide structuré, regroupant les idées principales avec quelques formulations <text:span text:style-name="T58">de textes</text:span>, afin d’assurer une présentation fluide et bien organisée en suivant le plan prévu.</text:p>
      <text:p text:style-name="P23"/>
      <text:p text:style-name="P5"/>
      <text:list xml:id="list221129459784066" text:continue-numbering="true" text:style-name="L3">
        <text:list-item>
          <text:p text:style-name="P76"><text:bookmark-start text:name="__RefHeading___Toc399_377169772 Copie 1"/>Remarques<text:bookmark-end text:name="__RefHeading___Toc399_377169772 Copie 1"/></text:p>
        </text:list-item>
      </text:list>
      <text:p text:style-name="P5"/>
      <text:p text:style-name="P21"><text:span text:style-name="T59">• </text:span><text:span text:style-name="T62">F</text:span>aire des répétitions <text:span text:style-name="T62">lors de réunions prévues à ce sujet</text:span>.</text:p>
      <text:p text:style-name="P54"/>
      <text:p text:style-name="P55"><text:span text:style-name="T6">• </text:span>Le diapo sera <text:span text:style-name="T44">et devra</text:span> adapté aux parties et textes des personnes <text:span text:style-name="T44">pour être pertinents par rapport aux script. </text:span><text:span text:style-name="T87">Loïs voudra commencer à s’y focus vraiment quand il y aura quelque chose potentiellement finit. Mais d’après ses dires, il la commencera quand même en suivant le plan du script.</text:span></text:p>
      <text:p text:style-name="P54"/>
      <text:p text:style-name="P56"><text:span text:style-name="T6">• </text:span><text:span text:style-name="T60">Un autre point </text:span><text:span text:style-name="T61">lors de la prochaine réunion</text:span><text:span text:style-name="T60"> sera fait pour bien comprendre le script et son déroulé.</text:span></text:p>
      <text:p text:style-name="P59"><text:span text:style-name="T6">• </text:span>Pas de temps maximum donné par F.Duchemin <text:span text:style-name="T45">(faire une demande ?)</text:span></text:p>
      <text:list xml:id="list221130543706531" text:continue-list="list431349198" text:style-name="L2">
        <text:list-item>
          <text:p text:style-name="P73"><text:bookmark-start text:name="__RefHeading___Toc395_377169772 Copie 1"/>Avancée du déploiement de l’infrastructure<text:bookmark-end text:name="__RefHeading___Toc395_377169772 Copie 1"/></text:p>
        </text:list-item>
      </text:list>
      <text:p text:style-name="P6"/>
      <text:list xml:id="list221129839135922" text:continue-list="list221129459784066" text:style-name="L3">
        <text:list-item text:start-value="1">
          <text:p text:style-name="P77"><text:bookmark-start text:name="__RefHeading___Toc399_377169772 Copie 4"/>À retenir<text:bookmark-end text:name="__RefHeading___Toc399_377169772 Copie 4"/></text:p>
        </text:list-item>
      </text:list>
      <text:p text:style-name="P5"/>
      <text:p text:style-name="P57"><text:span text:style-name="T41">Ce que à fait </text:span>Hugo par rapport à aux taches <text:span text:style-name="T41">G</text:span>antt <text:span text:style-name="T41">au niveau du déploiement de l’</text:span>infra<text:span text:style-name="T41">structure</text:span> : </text:p>
      <text:p text:style-name="P57"/>
      <text:p text:style-name="P58"><text:span text:style-name="T6">• </text:span>Proxmox : <text:span text:style-name="T42">F</text:span>ait</text:p>
      <text:p text:style-name="P58"><text:span text:style-name="T6">• </text:span>Nas : <text:span text:style-name="T42">F</text:span>ait <text:span text:style-name="T43">(Pour l’instant au niveau de l’authentification, on est sur des login de base) </text:span><text:span text:style-name="T46">(NFS </text:span><text:span text:style-name="T47">avec tunnel SSH</text:span><text:span text:style-name="T46"> configuré)</text:span></text:p>
      <text:p text:style-name="P58"><text:span text:style-name="T6">• </text:span>Bastion SSH : <text:span text:style-name="T48">Pas fait</text:span></text:p>
      <text:p text:style-name="P58"><text:span text:style-name="T6">• </text:span>Firewall : <text:span text:style-name="T48">Mis en place (pas vraiment de règle de filtrage, mais un block all) </text:span><text:span text:style-name="T49">(login par défaut)</text:span></text:p>
      <text:p text:style-name="P58"><text:span text:style-name="T6">• </text:span>DNS : <text:span text:style-name="T50">Pas fait</text:span></text:p>
      <text:p text:style-name="P58"><text:span text:style-name="T6">• </text:span>Serveur de log : <text:span text:style-name="T51">Pas fait</text:span></text:p>
      <text:p text:style-name="P58"><text:span text:style-name="T6">• </text:span>Services transversales : <text:span text:style-name="T51">Pas fait </text:span><text:span text:style-name="T54">(</text:span><text:span text:style-name="T63">Une compréhension non </text:span><text:span text:style-name="T92">perçue de l’intitulé</text:span><text:span text:style-name="T63"> par Hugo)</text:span></text:p>
      <text:p text:style-name="P5"/>
      <text:p text:style-name="P5"/>
      <text:list xml:id="list221130312233038" text:continue-numbering="true" text:style-name="L3">
        <text:list-item>
          <text:p text:style-name="P78"><text:bookmark-start text:name="__RefHeading___Toc399_377169772 Copie 1 Copie 1"/>Remarques<text:bookmark-end text:name="__RefHeading___Toc399_377169772 Copie 1 Copie 1"/></text:p>
        </text:list-item>
      </text:list>
      <text:p text:style-name="P5"/>
      <text:p text:style-name="P36">Les remarques que Hugo avait évoquées lors de la réunion : </text:p>
      <text:p text:style-name="P36"/>
      <text:p text:style-name="P24"><text:span text:style-name="T59">• </text:span>Serveur de sauvegarde : pour intégrer ce serveur, il faut monter <text:span text:style-name="T65">le</text:span> cluster <text:span text:style-name="T64">avant</text:span>.</text:p>
      <text:p text:style-name="P24"/>
      <text:p text:style-name="P25"><text:span text:style-name="T59">• </text:span>2 <text:span text:style-name="T53">tunnels </text:span><text:span text:style-name="T65">I</text:span><text:span text:style-name="T66">P</text:span>sec <text:span text:style-name="T66">au lieu d’un seul sur les Stormshield. <text:s/>Comme cela ils seront</text:span> gérés par les Storm<text:span text:style-name="T52">shield</text:span> et les Box <text:span text:style-name="T66">de chacun</text:span> <text:span text:style-name="T54">(Si par exemple une VM </text:span><text:span text:style-name="T69">S</text:span><text:span text:style-name="T54">tormshield tombe, il n’y aurait plus de liens entre les 2 sites </text:span><text:span text:style-name="T67">si il n’y avait qu’un seul tunnel</text:span><text:span text:style-name="T54">).</text:span></text:p>
      <text:p text:style-name="P5"/>
      <text:p text:style-name="P27"><text:span text:style-name="T59">• </text:span><text:span text:style-name="T68">Il n’y a q</text:span>ue des vlan<text:span text:style-name="T68">s</text:span> sur la patte LAN <text:span text:style-name="T68">à l’heure actuelle.</text:span></text:p>
      <text:p text:style-name="P26"/>
      <text:p text:style-name="P28"><text:span text:style-name="T59">• </text:span>Faire un <text:span text:style-name="T70">fichier</text:span> <text:span text:style-name="T65">E</text:span>xcel pour les adresses des machines, leur état, pour chaque réseau par Hugo.</text:p>
      <text:p text:style-name="P29"/>
      <text:p text:style-name="P31"><text:span text:style-name="T59">• </text:span>Sur le <text:span text:style-name="T70">P</text:span>roxmox, <text:span text:style-name="T70">Hugo a fait la </text:span>création de règle<text:span text:style-name="T70">s</text:span> de FW pour interdire des PING vers le réseau local d’Hugo <text:span text:style-name="T70">par exemple.</text:span></text:p>
      <text:p text:style-name="P26"/>
      <text:p text:style-name="P31"><text:span text:style-name="T59">• </text:span><text:span text:style-name="T70">Hugo à prévenue de n</text:span>e pas toucher les règles de <text:span text:style-name="T71">p</text:span>are-feu <text:span text:style-name="T72">pour l’instant</text:span> <text:span text:style-name="T71">sur les Stormshield et Proxmox</text:span>.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list xml:id="list221130151508267" text:continue-numbering="true" text:style-name="L3">
        <text:list-item>
          <text:p text:style-name="P79"><text:bookmark-start text:name="__RefHeading___Toc399_377169772 Copie 1 Copie 1 Copie 2"/>Organisation<text:bookmark-end text:name="__RefHeading___Toc399_377169772 Copie 1 Copie 1 Copie 2"/></text:p>
        </text:list-item>
      </text:list>
      <text:p text:style-name="P53"/>
      <text:p text:style-name="P69">Hugo a émis la volonté de déléguer le travail, les tâches du Gantt pour le déploiement de l’infrastructure : </text:p>
      <text:p text:style-name="P69"/>
      <text:p text:style-name="P69"/>
      <text:p text:style-name="P70"><text:span text:style-name="T6">• </text:span><text:span text:style-name="T55">Volonté d’une personne pour l’installation d</text:span>u<text:span text:style-name="T55"> serveur Windows et de l’Active Directory </text:span>en créant une nouvelle VM.</text:p>
      <text:p text:style-name="P70"/>
      <text:p text:style-name="P66"><text:span text:style-name="T6">• </text:span><text:span text:style-name="T7">Une personne pour le s</text:span>erveur de log <text:span text:style-name="T73">et</text:span> monitoring</text:p>
      <text:p text:style-name="P66"/>
      <text:p text:style-name="P65"><text:span text:style-name="T6">• </text:span><text:span text:style-name="T7">La mise en application du</text:span> bastion est occupé par Hugo</text:p>
      <text:p text:style-name="P64"/>
      <text:p text:style-name="P65"><text:span text:style-name="T6">• </text:span><text:span text:style-name="T8">L’installation</text:span> des VM<text:span text:style-name="T74">s</text:span> avec les BDD p<text:span text:style-name="T74">ar une personne</text:span></text:p>
      <text:p text:style-name="P64"/>
      <text:p text:style-name="P65"><text:span text:style-name="T6">• </text:span>Une autre pour les conteneur WEB avec le wordpress <text:span text:style-name="T75">et le conteneur avec le </text:span><text:span text:style-name="T56">Rever</text:span><text:span text:style-name="T75">s</text:span><text:span text:style-name="T56">e </text:span><text:span text:style-name="T75">proxy.</text:span></text:p>
      <text:p text:style-name="P64"/>
      <text:p text:style-name="P34"/>
      <text:list xml:id="list221129342594685" text:continue-list="list221130543706531" text:style-name="L2">
        <text:list-item>
          <text:p text:style-name="P74"><text:bookmark-start text:name="__RefHeading___Toc395_377169772 Copie 2"/>Autres points pertinents (charte graphique, tâches juridiques, etc...)<text:bookmark-end text:name="__RefHeading___Toc395_377169772 Copie 2"/></text:p>
        </text:list-item>
      </text:list>
      <text:p text:style-name="P7"/>
      <text:list xml:id="list221129883378986" text:continue-list="list221130151508267" text:style-name="L3">
        <text:list-item text:start-value="1">
          <text:p text:style-name="P80"><text:bookmark-start text:name="__RefHeading___Toc399_377169772 Copie 4 Copie 1"/>À retenir<text:bookmark-end text:name="__RefHeading___Toc399_377169772 Copie 4 Copie 1"/></text:p>
        </text:list-item>
      </text:list>
      <text:p text:style-name="P7"/>
      <text:p text:style-name="P18">Par Arthur :</text:p>
      <text:p text:style-name="P18"/>
      <text:p text:style-name="P20"><text:span text:style-name="T59">•</text:span> Déjà rédigé et <text:span text:style-name="T40">envoyé</text:span> trois documents juridiques : <text:span text:style-name="T35">CGV</text:span>, <text:span text:style-name="T35">Formulaire de rétractation</text:span> et les <text:span text:style-name="T36">m</text:span><text:span text:style-name="T35">entions légales</text:span>. A retrouver dans le GIT : Documentation &gt; Juridique</text:p>
      <text:p text:style-name="P20"><text:span text:style-name="T59">•</text:span> <text:span text:style-name="T78">Liste des services finit et envoyé dans le GIT : Documentation &gt; Referentiels</text:span></text:p>
      <text:p text:style-name="P19"/>
      <text:p text:style-name="P29">Par Hugo :</text:p>
      <text:p text:style-name="P29"/>
      <text:p text:style-name="P32"><text:span text:style-name="T59">•</text:span> <text:span text:style-name="T78">Va d</text:span>onne<text:span text:style-name="T78">r</text:span> les accès Bitwarden pour s’authentifier sur les serveurs Proxmox <text:span text:style-name="T78">ainsi qu’à la boîte mail créée.</text:span></text:p>
      <text:p text:style-name="P32"><text:span text:style-name="T59">•</text:span> Document <text:span text:style-name="T76">sur </text:span>JDR fait par Hugo : <text:span text:style-name="T77">d</text:span><text:span text:style-name="T76">isponible dans Documentation &gt; Recherche</text:span>.</text:p>
      <text:p text:style-name="P30"/>
      <text:p text:style-name="P37">Par Loïs : </text:p>
      <text:p text:style-name="P37"/>
      <text:p text:style-name="P9"><text:span text:style-name="T59">•</text:span> <text:span text:style-name="T37">Charte graphique non fini : prévue par Loïs de la finir avant la fin du week-end, </text:span><text:span text:style-name="T38">d</text:span><text:span text:style-name="T39">imanche 02/02</text:span></text:p>
      <text:p text:style-name="P67"><text:span text:style-name="T59">• </text:span><text:span text:style-name="T79">Liste des produits / mise en forme effectuée : disponible dans le git : Documentation &gt; Referentiels</text:span></text:p>
      <text:p text:style-name="P67"/>
      <text:p text:style-name="P71">Par Axel :</text:p>
      <text:p text:style-name="P71"/>
      <text:p text:style-name="P68"><text:span text:style-name="T6">• </text:span><text:span text:style-name="T9">Tenue des documents financiers effectuée.</text:span></text:p>
      <text:p text:style-name="P68"><text:span text:style-name="T6">• </text:span><text:span text:style-name="T10">Écrit pour Florian Duchemin effectué.</text:span></text:p>
      <text:p text:style-name="P67"/>
      <text:list xml:id="list221129903313390" text:continue-numbering="true" text:style-name="L3">
        <text:list-item>
          <text:p text:style-name="P80"><text:bookmark-start text:name="__RefHeading___Toc399_377169772 Copie 1 Copie 1 Copie 1"/>Remarques<text:bookmark-end text:name="__RefHeading___Toc399_377169772 Copie 1 Copie 1 Copie 1"/></text:p>
        </text:list-item>
      </text:list>
      <text:p text:style-name="P7"/>
      <text:p text:style-name="P33"><text:span text:style-name="T59">• </text:span>Pour la charte graphique du site, elle sera plus légère en reprenant des moyens généraliste que <text:span text:style-name="T80">des consignes ou conseils </text:span>spécia<text:span text:style-name="T80">ux</text:span>. <text:span text:style-name="T82">Elle pourra être compléter dans le futur si des idées venaient à arriver.</text:span></text:p>
      <text:p text:style-name="P7"/>
      <text:p text:style-name="P33"><text:span text:style-name="T59">• </text:span><text:span text:style-name="T81">Volonté d’ Hugo que Axel d</text:span>onne des droits pour créer un channel <text:span text:style-name="T81">sur Discord</text:span> ou <text:span text:style-name="T81">directement de </text:span>créer un channel pour le déploiement de l’infrastructure.</text:p>
      <text:p text:style-name="P7"/>
      <text:p text:style-name="P60"><text:span text:style-name="T59">• </text:span><text:span text:style-name="T82">Étant donné que Loïs compte faire un virement à Hugo le mois prochain </text:span><text:span text:style-name="T89">concernant le NAS</text:span><text:span text:style-name="T82">, c’est-à-dire en </text:span><text:span text:style-name="T83">m</text:span><text:span text:style-name="T82">ars 2025, il n’a pour l’instant rien à mettre dans la partie financière et plus précisément dans le répertoire </text:span>"<text:span text:style-name="T82">AvisDeVirements</text:span>". <text:span text:style-name="T88">Du côté des autres, tout semble en ordre </text:span><text:span text:style-name="T89">pour le NAS.</text:span></text:p>
      <text:p text:style-name="P61"/>
      <text:p text:style-name="P62"><text:span text:style-name="T59">• </text:span><text:span text:style-name="T89">Pour les avis de virements pour les capes, ceux manquants sont : Hugo et Loïs. </text:span></text:p>
      <text:p text:style-name="P63"/>
      <text:p text:style-name="P63"><text:soft-page-break/><text:span text:style-name="T59">• </text:span><text:span text:style-name="T91">Pour Hugo, il faut ajouter la facture des disques externes.</text:span></text:p>
      <text:p text:style-name="P49"><text:bookmark-start text:name="__RefHeading___Toc395_377169772 Copie 2 Copie 2"/>Prochaine réunion<text:bookmark-end text:name="__RefHeading___Toc395_377169772 Copie 2 Copie 2"/></text:p>
      <text:p text:style-name="P8"/>
      <text:p text:style-name="P47"><text:bookmark-start text:name="__RefHeading___Toc399_377169772 Copie 2 Copie 2"/>Date<text:bookmark-end text:name="__RefHeading___Toc399_377169772 Copie 2 Copie 2"/></text:p>
      <text:p text:style-name="P8"/>
      <text:p text:style-name="P50"><text:span text:style-name="T16">S</text:span><text:span text:style-name="T17">amedi </text:span><text:span text:style-name="T18">08</text:span><text:span text:style-name="T19"> </text:span><text:span text:style-name="T18">février</text:span><text:span text:style-name="T17"> </text:span><text:span text:style-name="T20">2025</text:span><text:span text:style-name="T17">, </text:span><text:span text:style-name="T16">de 14h30 à 16h30</text:span></text:p>
      <text:p text:style-name="P8"/>
      <text:p text:style-name="P47"><text:bookmark-start text:name="__RefHeading___Toc552_377169772 Copie 1 Copie 2"/>Ordre du jour<text:bookmark-end text:name="__RefHeading___Toc552_377169772 Copie 1 Copie 2"/></text:p>
      <text:p text:style-name="P48"/>
      <text:p text:style-name="P11">Jalon 4 (suite) : Script et support</text:p>
      <text:p text:style-name="P12">Point d’étape : directives des prestations du site (1 semaine de retard)</text:p>
      <text:p text:style-name="P13">Point d’étape : plan de déploiement <text:span text:style-name="T21">(1 semaine de retard)</text:span></text:p>
      <text:p text:style-name="P13">Autres points pertinents (charte <text:span text:style-name="T22">informatique</text:span>, tâches juridiques, <text:span text:style-name="T22">revue de faisabilité, </text:span><text:span text:style-name="T23">déploiement infrastructure, </text:span><text:span text:style-name="T22">etc...</text:span>)</text:p>
      <text:p text:style-name="P39"/>
      <text:p text:style-name="P47"><text:bookmark-start text:name="__RefHeading___Toc552_377169772 Copie 1 Copie 2 Copie 1"/>Devoirs<text:bookmark-end text:name="__RefHeading___Toc552_377169772 Copie 1 Copie 2 Copie 1"/></text:p>
      <text:p text:style-name="P10">Tout le monde :</text:p>
      <text:list text:style-name="L4">
        <text:list-item>
          <text:p text:style-name="P94">Après la réception des identifiants de la bo<text:span text:style-name="T84">î</text:span>te mail et du compte <text:span text:style-name="T84">B</text:span>itwarden <text:span text:style-name="T93">de la part d’Hugo</text:span>, <text:span text:style-name="T84">envoyer la réponse de réception et de sauvegarde de ces identifiants à Hugo en retour.</text:span></text:p>
        </text:list-item>
        <text:list-item>
          <text:p text:style-name="P94"><text:span text:style-name="T90">Ajouter les avis de virements attestant des remboursements (cape ou NAS), ainsi que la facture manquante pour l'achat des disques externes. Attention à la confidentialité</text:span> </text:p>
        </text:list-item>
      </text:list>
      <text:p text:style-name="P83">Loïs :<text:span text:style-name="T5"/></text:p>
      <text:list text:style-name="L5">
        <text:list-item>
          <text:p text:style-name="P86">Commencer la diapositive pour le <text:span text:style-name="T24">J</text:span>alon 4</text:p>
          <text:list>
            <text:list-item>
              <text:p text:style-name="P87">Aide : Arthur</text:p>
            </text:list-item>
          </text:list>
        </text:list-item>
        <text:list-item>
          <text:p text:style-name="P86">Créer la carte servant à la navigation</text:p>
        </text:list-item>
        <text:list-item>
          <text:p text:style-name="P88">Designer le site : esthétique et ergonomie</text:p>
        </text:list-item>
      </text:list>
      <text:p text:style-name="P10">Arthur :</text:p>
      <text:list text:style-name="L6">
        <text:list-item>
          <text:p text:style-name="P91">Continuer la rédaction des documents juridiques (intégrer des closes sur la protection des mineurs, <text:s/>politique de cookies)</text:p>
        </text:list-item>
        <text:list-item>
          <text:p text:style-name="P91">Rédiger les politiques de gestion des stocks</text:p>
        </text:list-item>
        <text:list-item>
          <text:p text:style-name="P91"><text:s/>Continuer et finir le script <text:span text:style-name="T25">pour le Jalon 4</text:span></text:p>
        </text:list-item>
      </text:list>
      <text:p text:style-name="P10">Hugo :</text:p>
      <text:list text:style-name="L7">
        <text:list-item>
          <text:p text:style-name="P84">Choix d’un CMS (<text:span text:style-name="T57">Développer la partie V A2 sur l’utilisation de Wordpress</text:span>)</text:p>
        </text:list-item>
        <text:list-item>
          <text:p text:style-name="P84">Continuer le déploiement de l’infra<text:span text:style-name="T26">structure</text:span></text:p>
        </text:list-item>
        <text:list-item>
          <text:p text:style-name="P92">Changer certains mot de passes dans l’infrastructure AARD</text:p>
        </text:list-item>
        <text:list-item>
          <text:p text:style-name="P92">Créer un fichier Excel avec l’adressage des machines</text:p>
        </text:list-item>
      </text:list>
      <text:p text:style-name="P10">Axel :</text:p>
      <text:list text:style-name="L8">
        <text:list-item>
          <text:p text:style-name="P85">Finir la revue de faisabilité</text:p>
          <text:list>
            <text:list-item>
              <text:p text:style-name="P89">Aide : <text:span text:style-name="T27">Hugo / </text:span><text:span text:style-name="T28">Arthur</text:span></text:p>
            </text:list-item>
          </text:list>
        </text:list-item>
        <text:list-item>
          <text:p text:style-name="P85">Établir les prix de ventes des produits et services</text:p>
          <text:list>
            <text:list-item>
              <text:p text:style-name="P90">Aide : <text:span text:style-name="T27">Hugo</text:span></text:p>
            </text:list-item>
          </text:list>
        </text:list-item>
        <text:list-item>
          <text:p text:style-name="P82"><text:span text:style-name="T86">M</text:span><text:span text:style-name="T29">ettre </text:span><text:span text:style-name="T86">à </text:span><text:span text:style-name="T29">jour les éléments de</text:span><text:span text:style-name="T86"> gestion de projet </text:span><text:span text:style-name="T30">sur le Gantt</text:span><text:span text:style-name="T86"> : </text:span><text:span text:style-name="T29">priorisé </text:span><text:span text:style-name="T28">et </text:span><text:span text:style-name="T31">modifier</text:span><text:span text:style-name="T28"> la date</text:span><text:span text:style-name="T29"> </text:span><text:span text:style-name="T31">de fin </text:span><text:span text:style-name="T28">d</text:span><text:span text:style-name="T29">e tâches, </text:span><text:span text:style-name="T32">les éléments qui concernent </text:span><text:span text:style-name="T33">ce qui </text:span><text:span text:style-name="T32">a été fait/modifié </text:span><text:span text:style-name="T85">ou non fini</text:span><text:span text:style-name="T32">.</text:span></text:p>
        </text:list-item>
        <text:list-item>
          <text:p text:style-name="P93">Donner les droits <text:span text:style-name="T93">pour Hugo</text:span> ou créer un channel discord pour le déploiement de <text:soft-page-break/>l’infrastruc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e6f057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Point d’avancement du projet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10"><draw:image xlink:href="Pictures/100000000000044E000000ADE9B20DD971A4C636.png" xlink:type="simple" xlink:show="embed" xlink:actuate="onLoad" draw:mime-type="image/png"/></draw:frame><text:page-number text:select-page="current">8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04T22:11:28.471000000</dc:date>
    <meta:editing-duration>PT14H23M43S</meta:editing-duration>
    <meta:editing-cycles>203</meta:editing-cycles>
    <meta:print-date>2025-02-01T19:20:36.934000000</meta:print-date>
    <meta:printed-by>Fichiers PDF</meta:printed-by>
    <meta:document-statistic meta:table-count="0" meta:image-count="7" meta:object-count="0" meta:page-count="10" meta:paragraph-count="124" meta:word-count="1250" meta:character-count="7018" meta:non-whitespace-character-count="5906"/>
  </office:meta>
</office:document-meta>
</file>